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237.26pt"/>
    </style:style>
    <style:style style:name="co5" style:family="table-column">
      <style:table-column-properties fo:break-before="auto" style:column-width="130.56pt"/>
    </style:style>
    <style:style style:name="co6" style:family="table-column">
      <style:table-column-properties fo:break-before="auto" style:column-width="259.51pt"/>
    </style:style>
    <style:style style:name="co7" style:family="table-column">
      <style:table-column-properties fo:break-before="auto" style:column-width="270.06pt"/>
    </style:style>
    <style:style style:name="co8" style:family="table-column">
      <style:table-column-properties fo:break-before="auto" style:column-width="165pt"/>
    </style:style>
    <style:style style:name="co9" style:family="table-column">
      <style:table-column-properties fo:break-before="auto" style:column-width="230.06pt"/>
    </style:style>
    <style:style style:name="co10" style:family="table-column">
      <style:table-column-properties fo:break-before="auto" style:column-width="286.7pt"/>
    </style:style>
    <style:style style:name="co11" style:family="table-column">
      <style:table-column-properties fo:break-before="auto" style:column-width="223.3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fff12" style:text-outline="false" style:text-line-through-style="none" style:text-line-through-type="none" style:font-name="Andale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</table:table>
      <table:table table:name="Sta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est stats :</text:p>
          </table:table-cell>
        </table:table-row>
        <table:table-row table:style-name="ro2">
          <table:table-cell office:value-type="string" calcext:value-type="string">
            <text:p>https://lindeloev.github.io/tests-as-linear/</text:p>
          </table:table-cell>
        </table:table-row>
      </table:table>
      <table:table table:name="GenerativePoetry" table:style-name="ta1">
        <table:table-column table:style-name="co4" table:default-cell-style-name="Default"/>
        <table:table-row table:style-name="ro2" table:number-rows-repeated="3">
          <table:table-cell/>
        </table:table-row>
        <table:table-row table:style-name="ro2">
          <table:table-cell table:style-name="ce4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8"/>
        </table:table-row>
      </table:table>
      <table:table table:name="Scala" table:style-name="ta1">
        <table:table-column table:style-name="co6" table:default-cell-style-name="Default"/>
        <table:table-row table:style-name="ro2" table:number-rows-repeated="2">
          <table:table-cell/>
        </table:table-row>
        <table:table-row table:style-name="ro2">
          <table:table-cell table:style-name="ce4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4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4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verage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codecov/example-scala" xlink:type="simple">https://github.com/codecov/example-scala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scoverage/sbt-scoverage-samples" xlink:type="simple">https://github.com/scoverage/sbt-scoverage-samples</text:a></text:p>
          </table:table-cell>
        </table:table-row>
      </table:table>
      <table:table table:name="Tools" table:style-name="ta1"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ail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github.com/astroidmail/astroid" xlink:type="simple">https://github.com/astroidmail/astroid</text:a>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notmuchmail.org/" xlink:type="simple">https://notmuchmail.org/</text:a>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3">
          <table:table-cell table:style-name="ce6" office:value-type="string" calcext:value-type="string">
            <text:p>https://cran.r-project.org/src/contrib/Archive/rmongodb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4" office:value-type="string" calcext:value-type="string">
            <text:p><text:a xlink:href="http://picocontainer.com/" xlink:type="simple">http://picocontainer.com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assword stor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www.passwordstore.org/" xlink:type="simple">https://www.passwordstore.org/</text:a></text:p>
          </table:table-cell>
          <table:table-cell/>
        </table:table-row>
      </table:table>
      <table:table table:name="Scientometrics" table:style-name="ta1">
        <table:table-column table:style-name="co9" table:default-cell-style-name="Default"/>
        <table:table-column table:style-name="co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altmetrics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etraction watch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2">
          <table:table-cell table:style-name="ce4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</table:table>
      <table:table table:name="Epistemology" table:style-name="ta1">
        <table:table-column table:style-name="co10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</table:table-row>
      </table:table>
      <table:table table:name="Misc" table:style-name="ta1" table:print="false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2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 style:data-style-name="N2" text:time-value="17:49:34.26542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6-11T17:51:02.164729000</dc:date>
    <meta:editing-duration>PT1H28M24S</meta:editing-duration>
    <meta:editing-cycles>32</meta:editing-cycles>
    <meta:generator>LibreOffice/5.4.6.2$MacOSX_X86_64 LibreOffice_project/4014ce260a04f1026ba855d3b8d91541c224eab8</meta:generator>
    <meta:document-statistic meta:table-count="10" meta:cell-count="61" meta:object-count="0"/>
    <meta:user-defined meta:name=""/>
  </office:meta>
</office:document-meta>
</file>